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1DC86F5F810A296988.png" manifest:media-type="image/png"/>
  <manifest:file-entry manifest:full-path="Pictures/100002010000012C0000012CA89B64FDEEEBD0F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279cm" draw:marker-end="Arrow" draw:marker-end-width="0.30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="Arrow" draw:marker-start-width="0.305cm" draw:marker-end="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 style:list-style-name="L1">
      <style:graphic-properties draw:stroke="none" draw:fill="none" draw:auto-grow-height="false" draw:fit-to-size="shrink-to-fit" style:shrink-to-fit="true" fo:min-height="1.344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80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paragraph-properties style:writing-mode="lr-tb"/>
      <style:text-properties fo:color="#000000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8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80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73cm" svg:height="2.188cm" svg:x="3.962cm" svg:y="2.413cm">
          <draw:image xlink:href="Pictures/100002010000012C0000012CA89B64FDEEEBD0FC.png" xlink:type="simple" xlink:show="embed" xlink:actuate="onLoad" loext:mime-type="image/png">
            <text:p/>
          </draw:image>
        </draw:frame>
        <draw:frame draw:style-name="gr1" draw:text-style-name="P1" draw:layer="layout" svg:width="2.727cm" svg:height="2.356cm" svg:x="16.718cm" svg:y="2.386cm">
          <draw:image xlink:href="Pictures/100002010000012C0000011DC86F5F810A296988.png" xlink:type="simple" xlink:show="embed" xlink:actuate="onLoad" loext:mime-type="image/png">
            <text:p/>
          </draw:image>
        </draw:frame>
        <draw:line draw:style-name="gr2" draw:text-style-name="P1" draw:layer="layout" svg:x1="8.944cm" svg:y1="4.572cm" svg:x2="16.31cm" svg:y2="4.572cm">
          <text:p/>
        </draw:line>
        <draw:frame draw:style-name="gr3" draw:text-style-name="P2" draw:layer="layout" svg:width="6.103cm" svg:height="1.673cm" svg:x="9.538cm" svg:y="3.453cm">
          <draw:text-box>
            <text:p><text:span text:style-name="T1">commit(A(x), B(x))</text:span></text:p>
          </draw:text-box>
        </draw:frame>
        <draw:frame draw:style-name="gr4" draw:text-style-name="P3" draw:layer="layout" svg:width="3.283cm" svg:height="0.962cm" svg:x="18.764cm" svg:y="2.894cm">
          <draw:text-box>
            <text:p><text:span text:style-name="T2">Verifier</text:span></text:p>
          </draw:text-box>
        </draw:frame>
        <draw:frame draw:style-name="gr5" draw:text-style-name="P3" draw:layer="layout" svg:width="3.431cm" svg:height="0.962cm" svg:x="6.221cm" svg:y="2.893cm">
          <draw:text-box>
            <text:p><text:span text:style-name="T2">Prover</text:span></text:p>
          </draw:text-box>
        </draw:frame>
        <draw:line draw:style-name="gr6" draw:text-style-name="P1" draw:layer="layout" svg:x1="8.931cm" svg:y1="5.773cm" svg:x2="16.297cm" svg:y2="5.773cm">
          <text:p/>
        </draw:line>
        <draw:frame draw:style-name="gr3" draw:text-style-name="P5" draw:layer="layout" svg:width="6.103cm" svg:height="1.673cm" svg:x="12.025cm" svg:y="4.654cm">
          <draw:text-box>
            <text:p text:style-name="P4"><text:span text:style-name="T3">z</text:span></text:p>
          </draw:text-box>
        </draw:frame>
        <draw:line draw:style-name="gr2" draw:text-style-name="P1" draw:layer="layout" svg:x1="8.913cm" svg:y1="7.306cm" svg:x2="16.279cm" svg:y2="7.306cm">
          <text:p/>
        </draw:line>
        <draw:frame draw:style-name="gr3" draw:text-style-name="P2" draw:layer="layout" svg:width="9.562cm" svg:height="1.673cm" svg:x="8.607cm" svg:y="6.187cm">
          <draw:text-box>
            <text:p text:style-name="P6"><text:span text:style-name="T4">A(z), B(z), A(zw), B(zw), π</text:span><text:span text:style-name="T5">openings</text:span><text:span text:style-name="T4"> </text:span></text:p>
          </draw:text-box>
        </draw:frame>
        <draw:frame draw:style-name="gr7" draw:text-style-name="P7" draw:layer="layout" svg:width="1.999cm" svg:height="0.999cm" svg:x="13.426cm" svg:y="5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8" draw:layer="layout" svg:width="7.051cm" svg:height="0.936cm" svg:x="9.398cm" svg:y="2.096cm">
          <draw:text-box>
            <text:p text:style-name="P6"><text:span text:style-name="T6">C(x) pre-processed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 </meta:initial-creator>
    <meta:creation-date>2014-04-29T12:40:09</meta:creation-date>
    <dc:date>2021-11-21T17:41:50.347545685</dc:date>
    <meta:editing-duration>PT1H4M49S</meta:editing-duration>
    <meta:editing-cycles>22</meta:editing-cycles>
    <meta:generator>LibreOffice/6.4.7.2$Linux_X86_64 LibreOffice_project/40$Build-2</meta:generator>
    <meta:document-statistic meta:object-count="35"/>
  </office:meta>
</office:document-meta>
</file>

<file path=Object 1/content.xml><?xml version="1.0" encoding="utf-8"?>
<math xmlns="http://www.w3.org/1998/Math/MathML" display="block"/>
</file>